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1" calcext:value-type="float">
            <text:p>126.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584" calcext:value-type="float">
            <text:p>126.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26824" calcext:value-type="float">
            <text:p>126.2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392" calcext:value-type="float">
            <text:p>122.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32776" calcext:value-type="float">
            <text:p>122.0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696" calcext:value-type="float">
            <text:p>120.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364" calcext:value-type="float">
            <text:p>120.5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916" calcext:value-type="float">
            <text:p>149.4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4768" calcext:value-type="float">
            <text:p>139.4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5528" calcext:value-type="float">
            <text:p>137.9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8" calcext:value-type="float">
            <text:p>128.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59" calcext:value-type="float">
            <text:p>129.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04504" calcext:value-type="float">
            <text:p>122.9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8128" calcext:value-type="float">
            <text:p>116.8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0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14" calcext:value-type="float">
            <text:p>114.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9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5688" calcext:value-type="float">
            <text:p>108.7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9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6976" calcext:value-type="float">
            <text:p>106.1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3096" calcext:value-type="float">
            <text:p>105.5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9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3056" calcext:value-type="float">
            <text:p>105.2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9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308" calcext:value-type="float">
            <text:p>104.6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8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9672" calcext:value-type="float">
            <text:p>101.7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0736" calcext:value-type="float">
            <text:p>101.9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124" calcext:value-type="float">
            <text:p>101.3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8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1432" calcext:value-type="float">
            <text:p>100.6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5568" calcext:value-type="float">
            <text:p>100.1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5408</text:p>
          </table:table-cell>
          <table:table-cell office:value-type="string" calcext:value-type="string">
            <text:p>197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